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04cm" fo:margin-left="-0.004cm" table:align="left"/>
    </style:style>
    <style:style style:name="Table2.A" style:family="table-column">
      <style:table-column-properties style:column-width="4.258cm"/>
    </style:style>
    <style:style style:name="Table2.B" style:family="table-column">
      <style:table-column-properties style:column-width="4.233cm"/>
    </style:style>
    <style:style style:name="Table2.C" style:family="table-column">
      <style:table-column-properties style:column-width="4.25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4" style:family="table-row">
      <style:table-row-properties style:min-row-height="0.116cm"/>
    </style:style>
    <style:style style:name="Table3" style:family="table">
      <style:table-properties style:width="17cm" table:align="margins"/>
    </style:style>
    <style:style style:name="Table3.A" style:family="table-column">
      <style:table-column-properties style:column-width="4.251cm" style:rel-column-width="16383*"/>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51cm" style:rel-column-width="1638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style:font-size-asian="14pt" style:font-size-complex="16pt"/>
    </style:style>
    <style:style style:name="P2" style:family="paragraph" style:parent-style-name="Standard">
      <style:paragraph-properties fo:text-align="justify" style:justify-single-word="false"/>
      <style:text-properties style:font-name="Times New Roman" fo:font-size="12pt" style:text-underline-style="none" style:font-size-asian="10.5pt" style:font-size-complex="12pt"/>
    </style:style>
    <style:style style:name="P3" style:family="paragraph" style:parent-style-name="Standard" style:list-style-name="L1">
      <style:paragraph-properties fo:text-align="justify" style:justify-single-word="false"/>
      <style:text-properties style:font-name="Times New Roman" fo:font-size="12pt" style:text-underline-style="none" style:font-size-asian="10.5pt" style:font-size-complex="12pt"/>
    </style:style>
    <style:style style:name="P4" style:family="paragraph" style:parent-style-name="Standard">
      <style:paragraph-properties fo:text-align="justify" style:justify-single-word="false"/>
      <style:text-properties style:font-name="Times New Roman" fo:font-size="12pt" style:text-underline-style="none" fo:font-weight="bold"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Times New Roman" fo:font-size="12pt" style:text-underline-style="none"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style="italic" style:text-underline-style="none"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list-style-name="L2">
      <style:paragraph-properties fo:margin-left="0cm" fo:margin-right="0cm" fo:text-align="justify" style:justify-single-word="false" fo:text-indent="-0.635cm" style:auto-text-indent="false"/>
      <style:text-properties style:font-name="Times New Roman" fo:font-size="12pt" style:text-underline-style="none" fo:font-weight="bold" style:font-size-asian="10.5pt" style:font-weight-asian="bold" style:font-size-complex="12pt" style:font-weight-complex="bold"/>
    </style:style>
    <style:style style:name="P11" style:family="paragraph" style:parent-style-name="Table_20_Contents">
      <style:paragraph-properties fo:text-align="center" style:justify-single-word="false"/>
      <style:text-properties style:font-name="Times New Roman" fo:font-size="12pt" style:font-size-asian="10.5pt" style:font-size-complex="12pt"/>
    </style:style>
    <style:style style:name="P12" style:family="paragraph" style:parent-style-name="Table_20_Contents">
      <style:paragraph-properties fo:text-align="center" style:justify-single-word="false"/>
      <style:text-properties style:font-name="Times New Roman" fo:font-size="12pt" fo:font-weight="bold" style:font-size-asian="10.5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1"/>
    </style:style>
    <style:style style:name="T4" style:family="text">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ke-off and Climb Trim Configuration Tables (PAX)</text:p>
      <text:p text:style-name="P1"/>
      <text:p text:style-name="P2">The below take-off and climb trim configuration tables are divided by the Total Fuel % on board the aircraft. Each table has values determined by the cargo weight and passenger weight. Note that these tables can only be used for the passenger variant of the ATR 72-500 aircraft. For the cargo variant, please see the other file.</text:p>
      <text:p text:style-name="P2"/>
      <text:p text:style-name="P2">The Trim Configurations are derived under the following flight conditions:</text:p>
      <text:list xml:id="list971330715" text:style-name="L1">
        <text:list-item>
          <text:p text:style-name="P3">NH (N1) During Take-off and Climb: 92 – 94%</text:p>
        </text:list-item>
        <text:list-item>
          <text:p text:style-name="P3">Flap Setting: First Setting (15 degrees) Take-off Setting</text:p>
        </text:list-item>
        <text:list-item>
          <text:p text:style-name="P3">Climb Speed: 160 kts (V1, Vr and V2 vary based on weight configurations)</text:p>
        </text:list-item>
      </text:list>
      <text:p text:style-name="P2"/>
      <text:p text:style-name="P2">The Columns have different Passenger Weights while the Rows have different Cargo Weights. You are recommended to use the elevator trim configuration closest to your passenger and cargo weights configuration, and around your fuel contents. For best balance and flight envelope freedom, you need to try to get the trim config as little as you can.</text:p>
      <text:p text:style-name="P2"/>
      <text:p text:style-name="P2">The Trim Configuration is in the format: <text:span text:style-name="T1">norm, degree</text:span><text:span text:style-name="T2">, where norm is the fraction with maximum up trim at -1 and down trim at 1, while the degree is the elevator trim in degrees.</text:span></text:p>
      <text:p text:style-name="P2"/>
      <text:p text:style-name="P2">Also note that the aircraft is more fuel-efficient with a smaller trim angle. This is because increasing the elevator trim increases the cross-section area that accounts for drag, and the engines would have to provide larger thrust to accomodate for this extra drag, therefore please fly with just the fuel you need for your trip and your alternate airport reserve.</text:p>
      <text:p text:style-name="P2"/>
      <text:list xml:id="list1602925029" text:style-name="L2">
        <text:list-header>
          <text:p text:style-name="P10">I. Fuel On Board: 1250 kg (25%)</text:p>
        </text:list-header>
      </text:list>
      <text:p text:style-name="P4"/>
      <table:table table:name="Table1" table:style-name="Table1">
        <table:table-column table:style-name="Table1.A" table:number-columns-repeated="4"/>
        <table:table-row>
          <table:table-cell table:style-name="Table1.A1" office:value-type="string">
            <text:p text:style-name="P12">CARGO / PAX</text:p>
          </table:table-cell>
          <table:table-cell table:style-name="Table1.A1" office:value-type="string">
            <text:p text:style-name="P12">0 kg</text:p>
          </table:table-cell>
          <table:table-cell table:style-name="Table1.A1" office:value-type="string">
            <text:p text:style-name="P12">5000 kg</text:p>
          </table:table-cell>
          <table:table-cell table:style-name="Table1.D1" office:value-type="string">
            <text:p text:style-name="P12">10000 kg</text:p>
          </table:table-cell>
        </table:table-row>
        <table:table-row>
          <table:table-cell table:style-name="Table1.A2" office:value-type="string">
            <text:p text:style-name="P12">0 kg</text:p>
          </table:table-cell>
          <table:table-cell table:style-name="Table1.A2" office:value-type="string">
            <text:p text:style-name="P11">-0.37, -5.6<text:span text:style-name="T3">°</text:span></text:p>
          </table:table-cell>
          <table:table-cell table:style-name="Table1.A2" office:value-type="string">
            <text:p text:style-name="P11">-0.33, -4.9<text:span text:style-name="T3">°</text:span></text:p>
          </table:table-cell>
          <table:table-cell table:style-name="Table1.D2" office:value-type="string">
            <text:p text:style-name="P11">-0.30, -4.5<text:span text:style-name="T3">°</text:span></text:p>
          </table:table-cell>
        </table:table-row>
        <table:table-row>
          <table:table-cell table:style-name="Table1.A2" office:value-type="string">
            <text:p text:style-name="P12">480 kg</text:p>
          </table:table-cell>
          <table:table-cell table:style-name="Table1.A2" office:value-type="string">
            <text:p text:style-name="P11">-0.42, -6.3<text:span text:style-name="T3">°</text:span></text:p>
          </table:table-cell>
          <table:table-cell table:style-name="Table1.A2" office:value-type="string">
            <text:p text:style-name="P11">-0.39, -5.<text:span text:style-name="T3">9°</text:span></text:p>
          </table:table-cell>
          <table:table-cell table:style-name="Table1.D2" office:value-type="string">
            <text:p text:style-name="P11">-0.36, -5.4<text:span text:style-name="T3">°</text:span></text:p>
          </table:table-cell>
        </table:table-row>
        <table:table-row>
          <table:table-cell table:style-name="Table1.A2" office:value-type="string">
            <text:p text:style-name="P12">960 kg</text:p>
          </table:table-cell>
          <table:table-cell table:style-name="Table1.A2" office:value-type="string">
            <text:p text:style-name="P11">-0.48, -7.2<text:span text:style-name="T3">°</text:span></text:p>
          </table:table-cell>
          <table:table-cell table:style-name="Table1.A2" office:value-type="string">
            <text:p text:style-name="P11">-0.44, -6.6<text:span text:style-name="T3">°</text:span></text:p>
          </table:table-cell>
          <table:table-cell table:style-name="Table1.D2" office:value-type="string">
            <text:p text:style-name="P11">-0.40, -6.0<text:span text:style-name="T3">°</text:span></text:p>
          </table:table-cell>
        </table:table-row>
      </table:table>
      <text:p text:style-name="P4"/>
      <text:p text:style-name="P4">II. Fuel On Board: 2500 kg (50%)</text:p>
      <text:p text:style-name="P4"/>
      <table:table table:name="Table2" table:style-name="Table2">
        <table:table-column table:style-name="Table2.A"/>
        <table:table-column table:style-name="Table2.B"/>
        <table:table-column table:style-name="Table2.C" table:number-columns-repeated="2"/>
        <table:table-row>
          <table:table-cell table:style-name="Table2.A1" office:value-type="string">
            <text:p text:style-name="P12">CARGO / PAX</text:p>
          </table:table-cell>
          <table:table-cell table:style-name="Table2.A1" office:value-type="string">
            <text:p text:style-name="P12">0 kg</text:p>
          </table:table-cell>
          <table:table-cell table:style-name="Table2.A1" office:value-type="string">
            <text:p text:style-name="P12">5000 kg</text:p>
          </table:table-cell>
          <table:table-cell table:style-name="Table2.D1" office:value-type="string">
            <text:p text:style-name="P12">10000 kg</text:p>
          </table:table-cell>
        </table:table-row>
        <table:table-row>
          <table:table-cell table:style-name="Table2.A2" office:value-type="string">
            <text:p text:style-name="P12">0 kg</text:p>
          </table:table-cell>
          <table:table-cell table:style-name="Table2.A2" office:value-type="string">
            <text:p text:style-name="P11">-0.43, -6.5<text:span text:style-name="T3">°</text:span></text:p>
          </table:table-cell>
          <table:table-cell table:style-name="Table2.A2" office:value-type="string">
            <text:p text:style-name="P11">0.40, -6.0<text:span text:style-name="T3">°</text:span></text:p>
          </table:table-cell>
          <table:table-cell table:style-name="Table2.D2" office:value-type="string">
            <text:p text:style-name="P11">-0.36, -5.4<text:span text:style-name="T3">°</text:span></text:p>
          </table:table-cell>
        </table:table-row>
        <table:table-row>
          <table:table-cell table:style-name="Table2.A2" office:value-type="string">
            <text:p text:style-name="P12">480 kg</text:p>
          </table:table-cell>
          <table:table-cell table:style-name="Table2.A2" office:value-type="string">
            <text:p text:style-name="P11">-0.49, -7.4<text:span text:style-name="T3">°</text:span></text:p>
          </table:table-cell>
          <table:table-cell table:style-name="Table2.A2" office:value-type="string">
            <text:p text:style-name="P11">-0.45, -6.6<text:span text:style-name="T3">°</text:span></text:p>
          </table:table-cell>
          <table:table-cell table:style-name="Table2.D2" office:value-type="string">
            <text:p text:style-name="P11">0.42, -6.3<text:span text:style-name="T3">°</text:span></text:p>
          </table:table-cell>
        </table:table-row>
        <table:table-row table:style-name="Table2.4">
          <table:table-cell table:style-name="Table2.A2" office:value-type="string">
            <text:p text:style-name="P12">960 kg</text:p>
          </table:table-cell>
          <table:table-cell table:style-name="Table2.A2" office:value-type="string">
            <text:p text:style-name="P11">-0.54, -8.1<text:span text:style-name="T3">°</text:span></text:p>
          </table:table-cell>
          <table:table-cell table:style-name="Table2.A2" office:value-type="string">
            <text:p text:style-name="P11">-0.51, -7.6<text:span text:style-name="T3">°</text:span></text:p>
          </table:table-cell>
          <table:table-cell table:style-name="Table2.D2" office:value-type="string">
            <text:p text:style-name="P11">-0.47, -7.1<text:span text:style-name="T3">°</text:span></text:p>
          </table:table-cell>
        </table:table-row>
      </table:table>
      <text:p text:style-name="P4"/>
      <text:p text:style-name="P4">III. Fuel On Board: 3750 kg (75%)</text:p>
      <text:p text:style-name="P4"/>
      <table:table table:name="Table3" table:style-name="Table3">
        <table:table-column table:style-name="Table3.A" table:number-columns-repeated="4"/>
        <table:table-row>
          <table:table-cell table:style-name="Table3.A1" office:value-type="string">
            <text:p text:style-name="P12">CARGO / PAX</text:p>
          </table:table-cell>
          <table:table-cell table:style-name="Table3.A1" office:value-type="string">
            <text:p text:style-name="P12">0 kg</text:p>
          </table:table-cell>
          <table:table-cell table:style-name="Table3.A1" office:value-type="string">
            <text:p text:style-name="P12">5000 kg</text:p>
          </table:table-cell>
          <table:table-cell table:style-name="Table3.D1" office:value-type="string">
            <text:p text:style-name="P12">10000 kg</text:p>
          </table:table-cell>
        </table:table-row>
        <table:table-row>
          <table:table-cell table:style-name="Table3.A2" office:value-type="string">
            <text:p text:style-name="P12">0 kg</text:p>
          </table:table-cell>
          <table:table-cell table:style-name="Table3.A2" office:value-type="string">
            <text:p text:style-name="P11">-0.48, -7.2<text:span text:style-name="T3">°</text:span></text:p>
          </table:table-cell>
          <table:table-cell table:style-name="Table3.A2" office:value-type="string">
            <text:p text:style-name="P11">-0.44, -6.6<text:span text:style-name="T3">°</text:span></text:p>
          </table:table-cell>
          <table:table-cell table:style-name="Table3.D2" office:value-type="string">
            <text:p text:style-name="P11">-0.40, -6.0<text:span text:style-name="T3">°</text:span></text:p>
          </table:table-cell>
        </table:table-row>
        <table:table-row>
          <table:table-cell table:style-name="Table3.A2" office:value-type="string">
            <text:p text:style-name="P12">480 kg</text:p>
          </table:table-cell>
          <table:table-cell table:style-name="Table3.A2" office:value-type="string">
            <text:p text:style-name="P11">-0.54, -8.1<text:span text:style-name="T3">°</text:span></text:p>
          </table:table-cell>
          <table:table-cell table:style-name="Table3.A2" office:value-type="string">
            <text:p text:style-name="P11">-0.49, -7.4<text:span text:style-name="T3">°</text:span></text:p>
          </table:table-cell>
          <table:table-cell table:style-name="Table3.D2" office:value-type="string">
            <text:p text:style-name="P11">-0.46, -6.9<text:span text:style-name="T3">°</text:span></text:p>
          </table:table-cell>
        </table:table-row>
        <table:table-row>
          <table:table-cell table:style-name="Table3.A2" office:value-type="string">
            <text:p text:style-name="P12">960 kg</text:p>
          </table:table-cell>
          <table:table-cell table:style-name="Table3.A2" office:value-type="string">
            <text:p text:style-name="P11">-0.60, -9<text:span text:style-name="T3">°</text:span></text:p>
          </table:table-cell>
          <table:table-cell table:style-name="Table3.A2" office:value-type="string">
            <text:p text:style-name="P11">-0.56, -8.4<text:span text:style-name="T3">°</text:span></text:p>
          </table:table-cell>
          <table:table-cell table:style-name="Table3.D2" office:value-type="string">
            <text:p text:style-name="P11">-0.52, -7.8<text:span text:style-name="T3">°</text:span></text:p>
          </table:table-cell>
        </table:table-row>
      </table:table>
      <text:p text:style-name="P4"/>
      <text:p text:style-name="P4"/>
      <text:p text:style-name="P4"><text:soft-page-break/>IV. Fuel On Board: 5000 kg (FULL)</text:p>
      <text:p text:style-name="P4"/>
      <table:table table:name="Table4" table:style-name="Table4">
        <table:table-column table:style-name="Table4.A" table:number-columns-repeated="4"/>
        <table:table-row>
          <table:table-cell table:style-name="Table4.A1" office:value-type="string">
            <text:p text:style-name="P12">CARGO/ PAX</text:p>
          </table:table-cell>
          <table:table-cell table:style-name="Table4.A1" office:value-type="string">
            <text:p text:style-name="P12">0 kg</text:p>
          </table:table-cell>
          <table:table-cell table:style-name="Table4.A1" office:value-type="string">
            <text:p text:style-name="P12">5000 kg</text:p>
          </table:table-cell>
          <table:table-cell table:style-name="Table4.D1" office:value-type="string">
            <text:p text:style-name="P12">10000 kg</text:p>
          </table:table-cell>
        </table:table-row>
        <table:table-row>
          <table:table-cell table:style-name="Table4.A2" office:value-type="string">
            <text:p text:style-name="P12">0 kg</text:p>
          </table:table-cell>
          <table:table-cell table:style-name="Table4.A2" office:value-type="string">
            <text:p text:style-name="P11">-0.53, -7.9<text:span text:style-name="T3">°</text:span></text:p>
          </table:table-cell>
          <table:table-cell table:style-name="Table4.A2" office:value-type="string">
            <text:p text:style-name="P11">-0.48, -7.2<text:span text:style-name="T3">°</text:span></text:p>
          </table:table-cell>
          <table:table-cell table:style-name="Table4.D2" office:value-type="string">
            <text:p text:style-name="P11">-0.45, -6.6<text:span text:style-name="T3">°</text:span></text:p>
          </table:table-cell>
        </table:table-row>
        <table:table-row>
          <table:table-cell table:style-name="Table4.A2" office:value-type="string">
            <text:p text:style-name="P12">480 kg</text:p>
          </table:table-cell>
          <table:table-cell table:style-name="Table4.A2" office:value-type="string">
            <text:p text:style-name="P11">-0.59, -8.8<text:span text:style-name="T3">°</text:span></text:p>
          </table:table-cell>
          <table:table-cell table:style-name="Table4.A2" office:value-type="string">
            <text:p text:style-name="P11">-0.55, -8.3<text:span text:style-name="T3">°</text:span></text:p>
          </table:table-cell>
          <table:table-cell table:style-name="Table4.D2" office:value-type="string">
            <text:p text:style-name="P11">-0.50, -7.5 <text:span text:style-name="T3">°</text:span></text:p>
          </table:table-cell>
        </table:table-row>
        <table:table-row>
          <table:table-cell table:style-name="Table4.A2" office:value-type="string">
            <text:p text:style-name="P12">960 kg</text:p>
          </table:table-cell>
          <table:table-cell table:style-name="Table4.A2" office:value-type="string">
            <text:p text:style-name="P11">-0.64, -9.6<text:span text:style-name="T3">°</text:span></text:p>
          </table:table-cell>
          <table:table-cell table:style-name="Table4.A2" office:value-type="string">
            <text:p text:style-name="P11">-0.60, -9<text:span text:style-name="T3">°</text:span></text:p>
          </table:table-cell>
          <table:table-cell table:style-name="Table4.D2" office:value-type="string">
            <text:p text:style-name="P11">-0.56, -8.4<text:span text:style-name="T3">°</text:span></text:p>
          </table:table-cell>
        </table:table-row>
      </table:table>
      <text:p text:style-name="P5"/>
      <text:p text:style-name="P5"/>
      <text:p text:style-name="P6">These trim configurations have been achieved using the AFCS's IAS Hold with pitch (controlling elevator trim) while climbing with an NH of 95% and 1 flap setting (15 degrees) with the various fuel contents, cargo weights and passenger weights.</text:p>
      <text:p text:style-name="P6"/>
      <text:p text:style-name="P6">Configurations tested at St. Marteen Intl. Airport (TNCM) on July 20th, 2012 by Narendran Muraleedharan.</text:p>
      <text:p text:style-name="P6"/>
      <text:p text:style-name="P6">If you have any questions regarding trim configurations or anything else about the aircraft , you can contact me at <text:a xlink:type="simple" xlink:href="mailto:muraleen@my.erau.edu"><text:span text:style-name="T5">muraleen@my.erau.edu</text:span></text:a></text:p>
      <text:p text:style-name="P6"><text:span text:style-name="T5"/></text:p>
      <text:p text:style-name="P8"><text:span text:style-name="T4">If you find any bugs/issues in this aircraft, please use our issue tracker: </text:span><text:a xlink:type="simple" xlink:href="https://bitbucket.org/muraleen/atr72-500-c-project/issues?status=new&amp;status=open">https://bitbucket.org/muraleen/atr72-500-c-project/issues?status=new&amp;status=open</text:a></text:p>
      <text:p text:style-name="P8"/>
      <text:p text:style-name="Horizontal_20_Line"/>
      <text:p text:style-name="P7">Raw Data Output from FlightGear Flight Simulator</text:p>
      <text:p text:style-name="P7"/>
      <text:p text:style-name="P9">FUEL:100%</text:p>
      <text:p text:style-name="P9">C=0, P=0 &gt;&gt; TRIM:-0.5274324124313204</text:p>
      <text:p text:style-name="P9">C=0, P=5000 &gt;&gt; TRIM:-0.4856602111939119</text:p>
      <text:p text:style-name="P9">C=0, P=10000 &gt;&gt; TRIM:-0.4544430672585409</text:p>
      <text:p text:style-name="P9">C=480, P=0 &gt;&gt; TRIM:-0.5900232947009176</text:p>
      <text:p text:style-name="P9">C=480, P=5000 &gt;&gt; TRIM:-0.5518549040131329</text:p>
      <text:p text:style-name="P9">C=480, P=10000 &gt;&gt; TRIM:-0.5053383865564578</text:p>
      <text:p text:style-name="P9">C=960, P=0 &gt;&gt; TRIM:-0.6446379914641136</text:p>
      <text:p text:style-name="P9">C=960, P=5000 &gt;&gt; TRIM:-0.6031067457808784</text:p>
      <text:p text:style-name="P9">C=960, P=10000 &gt;&gt; TRIM:-0.5652722446506348</text:p>
      <text:p text:style-name="P9">------------------------------------------</text:p>
      <text:p text:style-name="P9">FUEL:75%</text:p>
      <text:p text:style-name="P9">C=0, P=0 &gt;&gt; TRIM:-0.4854786915634359</text:p>
      <text:p text:style-name="P9">C=0, P=5000 &gt;&gt; TRIM:-0.4439420244848097</text:p>
      <text:p text:style-name="P9">C=0, P=10000 &gt;&gt; TRIM:-0.4058074639493451</text:p>
      <text:p text:style-name="P9">C=480, P=0 &gt;&gt; TRIM:-0.5422531717169741</text:p>
      <text:p text:style-name="P9">C=480, P=5000 &gt;&gt; TRIM:-0.4992741868162889</text:p>
      <text:p text:style-name="P9">C=480, P=10000 &gt;&gt; TRIM:-0.4640461368928367</text:p>
      <text:p text:style-name="P9">C=960, P=0 &gt;&gt; TRIM:-0.6033378266781146</text:p>
      <text:p text:style-name="P9">C=960, P=5000 &gt;&gt; TRIM:-0.5575704709423009</text:p>
      <text:p text:style-name="P9">C=960, P=10000 &gt;&gt; TRIM:-0.5201493515124074</text:p>
      <text:p text:style-name="P9">------------------------------------------</text:p>
      <text:p text:style-name="P9">FUEL:50%</text:p>
      <text:p text:style-name="P9">C=0, P=0 &gt;&gt; TRIM:-0.4310884995647071</text:p>
      <text:p text:style-name="P9">C=0, P=5000 &gt;&gt; TRIM:-0.4009661314525103</text:p>
      <text:p text:style-name="P9">C=0, P=10000 &gt;&gt; TRIM:-0.3576188511230429</text:p>
      <text:p text:style-name="P9"><text:soft-page-break/>C=480, P=0 &gt;&gt; TRIM:-0.4921036340022997</text:p>
      <text:p text:style-name="P9">C=480, P=5000 &gt;&gt; TRIM:-0.4524398717649599</text:p>
      <text:p text:style-name="P9">C=480, P=10000 &gt;&gt; TRIM:-0.4162928671592418</text:p>
      <text:p text:style-name="P9">C=960, P=0 &gt;&gt; TRIM:-0.5451727619720783</text:p>
      <text:p text:style-name="P9">C=960, P=5000 &gt;&gt; TRIM:-0.5101120205873184</text:p>
      <text:p text:style-name="P9">C=960, P=10000 &gt;&gt; TRIM:-0.4716579618185529</text:p>
      <text:p text:style-name="P9">------------------------------------------</text:p>
      <text:p text:style-name="P9">FUEL:25%</text:p>
      <text:p text:style-name="P9">C=0, P=0 &gt;&gt; TRIM:-0.3769231887148901</text:p>
      <text:p text:style-name="P9">C=0, P=5000 &gt;&gt; TRIM:-0.3340260982866799</text:p>
      <text:p text:style-name="P9">C=0, P=10000 &gt;&gt; TRIM:-0.3002610721175516</text:p>
      <text:p text:style-name="P9">C=480, P=0 &gt;&gt; TRIM:-0.4199695926700536</text:p>
      <text:p text:style-name="P9">C=480, P=5000 &gt;&gt; TRIM:-0.3878447050550277</text:p>
      <text:p text:style-name="P9">C=480, P=10000 &gt;&gt; TRIM:-0.3579164118212063</text:p>
      <text:p text:style-name="P9">C=960, P=0 &gt;&gt; TRIM:-0.4811302084018485</text:p>
      <text:p text:style-name="P9">C=960, P=5000 &gt;&gt; TRIM:-0.444056381202464</text:p>
      <text:p text:style-name="P9">C=960, P=10000 &gt;&gt; TRIM:-0.4073553360698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rendran Muraleedharan</meta:initial-creator>
    <meta:creation-date>2012-07-20T22:18:36</meta:creation-date>
    <dc:date>2012-07-20T23:04:09</dc:date>
    <dc:creator>Narendran Muraleedharan</dc:creator>
    <meta:editing-duration>PT27M42S</meta:editing-duration>
    <meta:editing-cycles>5</meta:editing-cycles>
    <meta:generator>LibreOffice/3.5$Linux_x86 LibreOffice_project/350m1$Build-2</meta:generator>
    <meta:document-statistic meta:table-count="4" meta:image-count="0" meta:object-count="0" meta:page-count="3" meta:paragraph-count="125" meta:word-count="664" meta:character-count="4526" meta:non-whitespace-character-count="3990"/>
  </office:meta>
</office:document-meta>
</file>